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39cm" svg:height="12.179cm" svg:x="1.4cm" svg:y="4.914cm" presentation:class="subtitle">
          <draw:text-box>
            <text:p>For fun and profit</text:p>
          </draw:text-box>
        </draw:frame>
        <draw:frame presentation:style-name="pr2" draw:layer="layout" svg:width="25.199cm" svg:height="3.506cm" svg:x="1.4cm" svg:y="0.837cm" presentation:class="title">
          <draw:text-box>
            <text:p>Being lazy with machin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: picking book titl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Book data from our vendors has inconsistent quality</text:p>
              </text:list-item>
              <text:list-item>
                <text:p>Very common case (titles for the same book from 3 vendors):</text:p>
                <text:list>
                  <text:list-item>
                    <text:p>Urban Fortunes: The Political Economy of Place</text:p>
                  </text:list-item>
                  <text:list-item>
                    <text:p>Urban fortunes : the political economy of place</text:p>
                  </text:list-item>
                  <text:list-item>
                    <text:p>Urban fortu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r current solution: <text:span text:style-name="T1">pick longest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he “winner” in this case is: <text:span text:style-name="T2">“Urban fortunes : the political economy of place”</text:span></text:p>
              </text:list-item>
              <text:list-item>
                <text:p><text:span text:style-name="T3">Correct title: </text:span><text:span text:style-name="T2">“Urban Fortunes: The Political Economy of Plac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imple fix: just add couple “if's” and be done with it?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But there's more, for e.g.:</text:p>
                <text:list>
                  <text:list-item>
                    <text:p><text:span text:style-name="T2">\Accompaninge the Players\": Essays Celebrating Thomas Middleton</text:span></text:p>
                  </text:list-item>
                  <text:list-item>
                    <text:p><text:span text:style-name="T2">On Record #</text:span></text:p>
                  </text:list-item>
                  <text:list-item>
                    <text:p><text:span text:style-name="T2">Essentials of Pharmacology for Nurses.</text:span></text:p>
                  </text:list-item>
                  <text:list-item>
                    <text:p><text:span text:style-name="T2">AS Level Sociology: The Complete Course for the AQA Specification (The Complete Course for t...</text:span></text:p>
                  </text:list-item>
                  <text:list-item>
                    <text:p><text:span text:style-name="T2">The Kite Runner (Alex Awards (Awards))</text:span></text:p>
                  </text:list-item>
                  <text:list-item>
                    <text:p><text:span text:style-name="T3">..and 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lean up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Fixing title case is language specific</text:p>
              </text:list-item>
              <text:list-item>
                <text:p>Everything else is just too rand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bine both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rite some code to rate “quality” of titles, pick best and then clean</text:p>
              </text:list-item>
              <text:list-item>
                <text:p>We will end up with a huge tree of rules, exceptions and cleaning actions.. I'm too lazy for th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6" draw:layer="layout" svg:width="25.199cm" svg:height="16.255cm" svg:x="1.4cm" svg:y="0.837cm" presentation:class="subtitle">
          <draw:text-box>
            <text:p>I heard there's this magic thing called “machine learn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dea is simpl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Pick</text:span><text:span text:style-name="T5"> bunch of examples</text:span></text:p>
              </text:list-item>
              <text:list-item>
                <text:p><text:span text:style-name="T5">Classify (manually)</text:span></text:p>
              </text:list-item>
              <text:list-item>
                <text:p><text:span text:style-name="T5">Train by feeding pairs of (class, example) to appropriate algorithm</text:span></text:p>
              </text:list-item>
              <text:list-item>
                <text:p><text:span text:style-name="T5">Magic</text:span></text:p>
              </text:list-item>
              <text:list-item>
                <text:p><text:span text:style-name="T5">… </text:span><text:span text:style-name="T5">??..</text:span></text:p>
              </text:list-item>
              <text:list-item>
                <text:p><text:span text:style-name="T5">We now have function which selects best likely class to given data</text:span></text:p>
              </text:list-item>
              <text:list-item>
                <text:p><text:span text:style-name="T5">I believe this is called “supervised machine learning”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irst attemp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TextBlob: Simplified Text Processing</text:span><text:span text:style-name="T7"><text:line-break/></text:span><text:span text:style-name="T7"><text:a xlink:href="http://textblob.readthedocs.org/en/dev/" xlink:type="simple">http://textblob.readthedocs.org/en/dev/</text:a></text:span></text:p>
              </text:list-item>
              <text:list-item>
                <text:p><text:span text:style-name="T7">“</text:span><text:span text:style-name="T7">I have no idea what I'm doing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cond attemp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cikit-learn - Machine Learning in Python<text:line-break/><text:a xlink:href="http://scikit-learn.org/" xlink:type="simple">http://scikit-learn.org/</text:a></text:p>
              </text:list-item>
              <text:list-item>
                <text:p><text:span text:style-name="T7">“</text:span><text:span text:style-name="T7">I still have no idea what I'm doing, but...”</text:span></text:p>
              </text:list-item>
              <text:list-item>
                <text:p><text:span text:style-name="T7">Provides various classifiers for vectorized data</text:span></text:p>
              </text:list-item>
              <text:list-item>
                <text:p><text:span text:style-name="T7">Book title is not exactly a vector, so here's what I've done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das Sasnauskas</meta:initial-creator>
    <meta:creation-date>2015-05-10T20:29:47</meta:creation-date>
    <dc:date>2015-05-10T21:40:19</dc:date>
    <dc:creator>Tadas Sasnauskas</dc:creator>
    <meta:editing-duration>PT54M41S</meta:editing-duration>
    <meta:editing-cycles>4</meta:editing-cycles>
    <meta:generator>LibreOffice/3.5$Linux_X86_64 LibreOffice_project/350m1$Build-2</meta:generator>
    <meta:document-statistic meta:object-count="60"/>
  </office:meta>
</office:document-meta>
</file>